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>
      <style:graphic-properties draw:fill-color="#ffffff" draw:auto-grow-height="true" fo:min-height="1.569cm"/>
    </style:style>
    <style:style style:name="pr8" style:family="presentation" style:parent-style-name="lyt-cool-outline1">
      <style:graphic-properties draw:fill-color="#ffffff" draw:auto-grow-height="true" fo:min-height="3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  <style:text-properties fo:font-size="10pt"/>
    </style:style>
    <style:style style:name="P7" style:family="paragraph">
      <style:paragraph-properties text:enable-numbering="true"/>
      <style:text-properties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 style:writing-mode="lr-tb">
        <style:tab-stops/>
      </style:paragraph-properties>
      <style:text-properties fo:font-weight="bold"/>
    </style:style>
    <style:style style:name="P10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-0.9cm"/>
      <style:text-properties fo:font-size="28pt"/>
    </style:style>
    <style:style style:name="P14" style:family="paragraph">
      <style:paragraph-properties fo:margin-left="2.4cm" fo:margin-right="0cm" fo:text-indent="-0.8cm"/>
      <style:text-properties fo:font-size="28pt"/>
    </style:style>
    <style:style style:name="P15" style:family="paragraph">
      <style:paragraph-properties fo:margin-left="1.2cm" fo:margin-right="0cm" text:enable-numbering="true" fo:text-indent="-0.9cm"/>
      <style:text-properties fo:font-size="28pt"/>
    </style:style>
    <style:style style:name="P16" style:family="paragraph">
      <style:text-properties fo:font-size="28pt"/>
    </style:style>
    <style:style style:name="P17" style:family="paragraph">
      <style:paragraph-properties fo:margin-left="0cm" fo:margin-right="0cm" fo:text-indent="0cm"/>
      <style:text-properties fo:font-size="36pt"/>
    </style:style>
    <style:style style:name="P18" style:family="paragraph">
      <style:paragraph-properties fo:margin-left="2.4cm" fo:margin-right="0cm" text:enable-numbering="false" fo:text-indent="-0.8cm"/>
      <style:text-properties fo:font-size="28pt"/>
    </style:style>
    <style:style style:name="P19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 fo:font-weight="bold"/>
    </style:style>
    <style:style style:name="T3" style:family="text">
      <style:text-properties fo:font-family="'Bitstream Vera Sans'" style:font-family-generic="swiss" style:font-pitch="variable" fo:font-weight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font-size="28pt"/>
    </style:style>
    <style:style style:name="T8" style:family="text">
      <style:text-properties fo:font-size="28pt" fo:font-weight="bold"/>
    </style:style>
    <style:style style:name="T9" style:family="text">
      <style:text-properties fo:font-family="'Bitstream Vera Sans Mono'" style:font-family-generic="swiss" style:font-pitch="fixed" fo:font-size="28pt"/>
    </style:style>
    <style:style style:name="T10" style:family="text">
      <style:text-properties fo:font-size="28pt" fo:font-style="italic"/>
    </style:style>
    <style:style style:name="T11" style:family="text">
      <style:text-properties fo:font-size="36pt"/>
    </style:style>
    <style:style style:name="T12" style:family="text">
      <style:text-properties fo:font-size="36pt" fo:font-style="italic"/>
    </style:style>
    <style:style style:name="T13" style:family="text">
      <style:text-properties fo:font-family="'Bitstream Vera Sans Mono'" style:font-family-generic="swiss" style:font-pitch="fixed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ize="26pt"/>
    </style:style>
    <style:style style:name="T16" style:family="text">
      <style:text-properties fo:font-size="26pt" fo:font-style="italic"/>
    </style:style>
    <style:style style:name="T17" style:family="text">
      <style:text-properties fo:font-size="24pt" fo:font-style="italic"/>
    </style:style>
    <style:style style:name="T18" style:family="text">
      <style:text-properties fo:font-size="24pt" fo:font-style="italic" style:text-underline-style="solid" style:text-underline-width="auto" style:text-underline-color="font-color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3: Calibration &amp; Correction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Figuring out what calibration is!</text:span></text:p>
              </text:list-item>
            </text:list>
            <text:list text:style-name="L2">
              <text:list-item>
                <text:p text:style-name="P4"><text:span text:style-name="T3">Framing the calibration problem in Measurement Equation terms.</text:span></text:p>
              </text:list-item>
            </text:list>
            <text:list text:style-name="L2">
              <text:list-item>
                <text:p text:style-name="P4"><text:span text:style-name="T4">Implementing some calibration 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5" draw:text-style-name="P7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6"><text:span text:style-name="T5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6"><text:span text:style-name="T5">www.ndt-ed.org/GeneralResources/Glossary/letter/c.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6"><text:span text:style-name="T5">www.omega.com/literature/transactions/volume1/glossary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6"><text:span text:style-name="T5">www.geog.leeds.ac.uk/staff/m.blake/magis/glossary/esriglos.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6"><text:span text:style-name="T5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6"><text:span text:style-name="T5">www.inkcartridgesworld.com/_glossary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The process of establishing a set of values for correct operation.</text:span></text:p>
              </text:list-item>
            </text:list>
            <text:list text:style-name="L2">
              <text:list-item>
                <text:p text:style-name="P6"><text:span text:style-name="T5">www.blazepoint.co.uk/faq_label_printers_glossary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6"><text:span text:style-name="T5">www.nzelectricity.co.nz/H9glossary.htm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process of comparing an instrument's accuracy to known standards</text:span></text:p>
              </text:list-item>
            </text:list>
            <text:list text:style-name="L2">
              <text:list-item>
                <text:p text:style-name="P6"><text:span text:style-name="T5">www.tsgc.utexas.edu/stars/glossary1.html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6"><text:span text:style-name="T5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8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8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cm" svg:height="5cm" svg:x="4cm" svg:y="10cm">
          <text:p text:style-name="P9"><text:span text:style-name="T6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2">
              <text:list-item>
                <text:p text:style-name="P12">Determining the properties of the sky and the instrument with sufficient accuracy.</text:p>
              </text:list-item>
            </text:list>
            <text:list text:style-name="L2">
              <text:list-item>
                <text:p text:style-name="P12">“Taking out” (as much as possible) instrumental corruptions.</text:p>
              </text:list-item>
            </text:list>
            <text:list text:style-name="L2">
              <text:list-item>
                <text:p text:style-name="P12">Subtracting known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4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Implementing Corrections<text:line-break/>In MeqTrees</text:p>
          </draw:text-box>
        </draw:frame>
        <draw:frame presentation:style-name="pr5" draw:text-style-name="P16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7">The </text:span><text:span text:style-name="T8">Meq.MatrixInvert22</text:span><text:span text:style-name="T7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7">A </text:span><text:span text:style-name="T8">Meq.Spigot</text:span><text:span text:style-name="T7"> reads data from the MS.</text:span></text:p>
              </text:list-item>
            </text:list>
            <text:list text:style-name="L2">
              <text:list-item>
                <text:p text:style-name="P13"><text:span text:style-name="T7">See </text:span><text:span text:style-name="T9">ME3/demo1-correct-gains.py</text:span><text:span text:style-name="T7">.</text:span></text:p>
              </text:list-item>
            </text:list>
            <text:list text:style-name="L2">
              <text:list-item>
                <text:p text:style-name="P15"><text:span text:style-name="T7">Re-run ME1 exercise 1 to simulate an MS with instrumental polarization.</text:span></text:p>
              </text:list-item>
            </text:list>
            <text:list text:style-name="L2">
              <text:list-item>
                <text:p text:style-name="P13"><text:span text:style-name="T7">Run </text:span><text:span text:style-name="T9">ME3/demo1</text:span><text:span text:style-name="T7"> on this MS, write to the CORRECTED_DATA column, make an </text:span><text:span text:style-name="T10">IQUV</text:span><text:span text:style-name="T7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5" draw:text-style-name="P16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7">Re-run ME1 exercise 2 to produce an MS with instrumental polarization and <text:s/>alt-az mounts</text:span></text:p>
              </text:list-item>
            </text:list>
            <text:list text:style-name="L2">
              <text:list-item>
                <text:p text:style-name="P13"><text:span text:style-name="T7">Make an per-channel IQUV map of the DATA column</text:span></text:p>
              </text:list-item>
            </text:list>
            <text:list text:style-name="L2">
              <text:list-item>
                <text:p text:style-name="P13"><text:span text:style-name="T7">Modify </text:span><text:span text:style-name="T9">ME3/demo1</text:span><text:span text:style-name="T7"> to correct for P.A.</text:span></text:p>
              </text:list-item>
            </text:list>
            <text:list text:style-name="L2">
              <text:list-item>
                <text:p text:style-name="P13"><text:span text:style-name="T7">Write corrections to CORRECTED_DATA</text:span></text:p>
              </text:list-item>
            </text:list>
            <text:list text:style-name="L2">
              <text:list-item>
                <text:p text:style-name="P13"><text:span text:style-name="T7">Make an </text:span><text:span text:style-name="T10">IQUV</text:span><text:span text:style-name="T7"> channel map of the CORRECTED_DATA column</text:span></text:p>
              </text:list-item>
            </text:list>
            <text:list text:style-name="L2">
              <text:list-item>
                <text:p text:style-name="P13"><text:span text:style-name="T7">Did you get an unpolarized point source back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7" draw:layer="layout" svg:width="23.912cm" svg:height="3.508cm" svg:x="2.058cm" svg:y="1.543cm" presentation:class="title" presentation:user-transformed="true">
          <draw:text-box>
            <text:p text:style-name="P1"><text:span text:style-name="T11">So, Is There Always Such A Beast As “Corrected” </text:span><text:span text:style-name="T12">uv-</text:span><text:span text:style-name="T11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text-style-name="P12" draw:layer="layout" svg:width="23.912cm" svg:height="1.569cm" svg:x="2.088cm" svg:y="22.93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4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5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2">Run <text:span text:style-name="T13">ME2/demo.......</text:span> to simulate an MS with ionospheric corruptions.</text:p>
              </text:list-item>
            </text:list>
            <text:list text:style-name="L2">
              <text:list-item>
                <text:p text:style-name="P12">Extend <text:span text:style-name="T13">ME3/demo1</text:span> to take the ionosphere back out, write results to the CORRECTED_DATA colum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3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3"><text:span text:style-name="T7">In general, </text:span><text:span text:style-name="T8">NO!</text:span></text:p>
              </text:list-item>
            </text:list>
            <text:list text:style-name="L2">
              <text:list-item>
                <text:p text:style-name="P13"><text:span text:style-name="T10">uv</text:span><text:span text:style-name="T7">-plane effects (the </text:span><text:span text:style-name="T14">G</text:span><text:span text:style-name="T7">s) can be taken out.</text:span></text:p>
              </text:list-item>
            </text:list>
            <text:list text:style-name="L2">
              <text:list-item>
                <text:p text:style-name="P13"><text:span text:style-name="T7">Image-plane effects correspond to convolution in the </text:span><text:span text:style-name="T10">uv</text:span><text:span text:style-name="T7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3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15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5">...and with each baseline's </text:span><text:span text:style-name="T16">uv</text:span><text:span text:style-name="T15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5"/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7">(Note: Bhatnagar et al. (EVLA Memo 100) suggest a method for </text:span><text:span text:style-name="T18">approximate</text:span><text:span text:style-name="T17"> correction during the imaging step. We'll return to this later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3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2"><text:span text:style-name="T7">In general, </text:span><text:span text:style-name="T10">uv-</text:span><text:span text:style-name="T7">data can only be “corrected” for a single point on the sky.</text:span></text:p>
              </text:list-item>
            </text:list>
            <text:list text:style-name="L2">
              <text:list-item>
                <text:p text:style-name="P12"><text:span text:style-name="T7">This is the motivation for facet ima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4" presentation:class="page"/>
          <draw:frame presentation:style-name="pr6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16T21:28:22</dc:date>
    <meta:print-date>2006-10-16T20:42:10</meta:print-date>
    <dc:language>en-US</dc:language>
    <meta:editing-cycles>79</meta:editing-cycles>
    <meta:editing-duration>P8DT7H26M1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